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6217" officeooo:paragraph-rsid="00016217"/>
    </style:style>
    <style:style style:name="P2" style:family="paragraph" style:parent-style-name="Standard">
      <style:text-properties officeooo:rsid="00032b06" officeooo:paragraph-rsid="00032b06"/>
    </style:style>
    <style:style style:name="P3" style:family="paragraph" style:parent-style-name="Standard">
      <style:text-properties officeooo:rsid="0004197d" officeooo:paragraph-rsid="0004197d"/>
    </style:style>
    <style:style style:name="P4" style:family="paragraph" style:parent-style-name="Standard">
      <style:text-properties officeooo:rsid="00051530" officeooo:paragraph-rsid="000515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_clean_debris_ms.launch:</text:p>
      <text:p text:style-name="P1"/>
      <text:p text:style-name="P1">terminate called after throwing an instance of 'tf2::LookupException'</text:p>
      <text:p text:style-name="P1"><text:s text:c="2"/>what(): <text:s/>"map" passed to lookupTransform argument target_frame does not exist. </text:p>
      <text:p text:style-name="P1">[arc/test_bot/victim_tracker-10] process has died [pid 26209, exit code -6, cmd /home/mute/workspace/arc_ws/devel/lib/arc_core/victim_tracker __name:=victim_tracker __log:=/home/mute/.ros/log/5294c156-9eb2-11ea-ae8d-080027fd81e7/arc-test_bot-victim_tracker-10.log].</text:p>
      <text:p text:style-name="P1">log file: /home/mute/.ros/log/5294c156-9eb2-11ea-ae8d-080027fd81e7/arc-test_bot-victim_tracker-10*.log</text:p>
      <text:p text:style-name="P1"/>
      <text:p text:style-name="P1">Test_communication_manager.launch</text:p>
      <text:p text:style-name="P1"/>
      <text:p text:style-name="P2">process[arc/test_bot/arc_stage-2]: started with pid [27968]</text:p>
      <text:p text:style-name="P2">process[arc/test_bot/communication_manager-3]: started with pid [27983]</text:p>
      <text:p text:style-name="P2"/>
      <text:p text:style-name="P2">test_handle_marker_ms.launch</text:p>
      <text:p text:style-name="P2"/>
      <text:p text:style-name="P2">process[arc/arc_stage-2]: started with pid [28188]</text:p>
      <text:p text:style-name="P2">process[arc/test_bot/arc_base-3]: started with pid [28199]</text:p>
      <text:p text:style-name="P2">process[arc/test_bot/detect_marker_ps-4]: started with pid [28202]</text:p>
      <text:p text:style-name="P2">process[arc/test_bot/navigation_adapter-5]: started with pid [28216]</text:p>
      <text:p text:style-name="P2">process[arc/test_bot/handle_marker_ms-6]: started with pid [28220]</text:p>
      <text:p text:style-name="P2">process[arc/test_bot/fake_localization-7]: started with pid [28231]</text:p>
      <text:p text:style-name="P2"/>
      <text:p text:style-name="P2">test_random_wander_ms.launch</text:p>
      <text:p text:style-name="P2"/>
      <text:p text:style-name="P2">kinda works</text:p>
      <text:p text:style-name="P2"/>
      <text:p text:style-name="P2">test_single_robot_behaviour_full.launch</text:p>
      <text:p text:style-name="P2"/>
      <text:p text:style-name="P2">only seems to be able to move</text:p>
      <text:p text:style-name="P2"/>
      <text:p text:style-name="P2">test_single_robot_tasks_full.launch</text:p>
      <text:p text:style-name="P2"/>
      <text:p text:style-name="P3">likely working as intended</text:p>
      <text:p text:style-name="P3"/>
      <text:p text:style-name="P3">test_task_explore.launch</text:p>
      <text:p text:style-name="P3"/>
      <text:p text:style-name="P3">prolly fine</text:p>
      <text:p text:style-name="P3"/>
      <text:p text:style-name="P3">test_task_guided_clean_debris</text:p>
      <text:p text:style-name="P3"/>
      <text:p text:style-name="P3">a ok</text:p>
      <text:p text:style-name="P3"/>
      <text:p text:style-name="P3">test_task_handler</text:p>
      <text:p text:style-name="P3"/>
      <text:p text:style-name="P4">just stands still, though likely ok</text:p>
      <text:p text:style-name="P4"/>
      <text:p text:style-name="P4"><text:soft-page-break/>test_task_propagation_through_system</text:p>
      <text:p text:style-name="P4"/>
      <text:p text:style-name="P4">[ INFO] [1590431463.432290897]: ns is //arc/test_bot</text:p>
      <text:p text:style-name="P4">[ INFO] [1590431463.953935585]: Confirmed 0 victims. Potentially 0 victims. Awaiting support for 0 victims</text:p>
      <text:p text:style-name="P4">[ INFO] [1590431464.622644403, 0.300000000]: Waiting for task_confirm_victim action server to start.</text:p>
      <text:p text:style-name="P4">terminate called after throwing an instance of 'tf2::LookupException'</text:p>
      <text:p text:style-name="P4"><text:s text:c="2"/>what(): <text:s/>"map" passed to lookupTransform argument target_frame does not exist. </text:p>
      <text:p text:style-name="P4">[arc/test_bot/victim_tracker-10] process has died [pid 3633, exit code -6, cmd /home/mute/workspace/arc_ws/devel/lib/arc_core/victim_tracker __name:=victim_tracker __log:=/home/mute/.ros/log/e2d2eee8-9eb5-11ea-ae8d-080027fd81e7/arc-test_bot-victim_tracker-10.log].</text:p>
      <text:p text:style-name="P4">log file: /home/mute/.ros/log/e2d2eee8-9eb5-11ea-ae8d-080027fd81e7/arc-test_bot-victim_tracker-10*.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06:51.081234553</meta:creation-date>
    <dc:date>2020-05-25T15:16:51.840625966</dc:date>
    <meta:editing-duration>PT38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72" meta:character-count="2209" meta:non-whitespace-character-count="2064"/>
  </office:meta>
</office:document-meta>
</file>